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in" svg:height="6in" svg:x="0.2118in" svg:y="5.9075in">
            <draw:object draw:notify-on-update-of-ranges="Sheet1.A6:Sheet1.A32 Sheet1.B1:Sheet1.B1 Sheet1.B6:Sheet1.B32 Sheet1.E1:Sheet1.E1 Sheet1.E6:Sheet1.E32 Sheet1.H1:Sheet1.H1 Sheet1.H6:Sheet1.H32 Sheet1.K1:Sheet1.K1 Sheet1.K6:Sheet1.K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in" svg:height="6in" svg:x="0.2783in" svg:y="12.0988in">
            <draw:object draw:notify-on-update-of-ranges="Sheet1.A6:Sheet1.A32 Sheet1.B1:Sheet1.B1 Sheet1.C6:Sheet1.C32 Sheet1.E1:Sheet1.E1 Sheet1.F6:Sheet1.F32 Sheet1.H1:Sheet1.H1 Sheet1.I6:Sheet1.I32 Sheet1.K1:Sheet1.K1 Sheet1.L6:Sheet1.L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in" svg:height="6in" svg:x="0.2528in" svg:y="18.2764in">
            <draw:object draw:notify-on-update-of-ranges="Sheet1.A6:Sheet1.A32 Sheet1.B1:Sheet1.B1 Sheet1.D6:Sheet1.D32 Sheet1.E1:Sheet1.E1 Sheet1.G6:Sheet1.G32 Sheet1.H1:Sheet1.H1 Sheet1.J6:Sheet1.J32 Sheet1.K1:Sheet1.K1 Sheet1.M6:Sheet1.M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string" calcext:value-type="string" table:number-columns-spanned="3" table:number-rows-spanned="1">
            <text:p>bs7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bs9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bs11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bs13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4" office:value-type="string" calcext:value-type="string">
            <text:p>groups</text:p>
          </table:table-cell>
          <table:table-cell table:style-name="ce4" office:value-type="string" calcext:value-type="string">
            <text:p>time [s]</text:p>
          </table:table-cell>
          <table:table-cell table:style-name="ce4" office:value-type="string" calcext:value-type="string">
            <text:p>relation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string" calcext:value-type="string">
            <text:p>time [s]</text:p>
          </table:table-cell>
          <table:table-cell table:style-name="ce4" office:value-type="string" calcext:value-type="string">
            <text:p>relation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string" calcext:value-type="string">
            <text:p>time [s]</text:p>
          </table:table-cell>
          <table:table-cell table:style-name="ce4" office:value-type="string" calcext:value-type="string">
            <text:p>relation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string" calcext:value-type="string">
            <text:p>time [s]</text:p>
          </table:table-cell>
          <table:table-cell table:style-name="ce4" office:value-type="string" calcext:value-type="string">
            <text:p>re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ce5" table:formula="of:=0.03*([.B3]/[.C3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0.03*([.E3]/[.F3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0.03*([.H3]/[.I3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0.03*([.K3]/[.L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25" calcext:value-type="float">
            <text:p>15625</text:p>
          </table:table-cell>
          <table:table-cell office:value-type="float" office:value="115.709" calcext:value-type="float">
            <text:p>115.709</text:p>
          </table:table-cell>
          <table:table-cell table:formula="of:=0.03*([.B4]/[.C4])" office:value-type="float" office:value="4.05111097667424" calcext:value-type="float">
            <text:p>4.0511109767</text:p>
          </table:table-cell>
          <table:table-cell office:value-type="float" office:value="15376" calcext:value-type="float">
            <text:p>15376</text:p>
          </table:table-cell>
          <table:table-cell office:value-type="float" office:value="186.22" calcext:value-type="float">
            <text:p>186.22</text:p>
          </table:table-cell>
          <table:table-cell table:formula="of:=0.03*([.E4]/[.F4])" office:value-type="float" office:value="2.47707013210181" calcext:value-type="float">
            <text:p>2.4770701321</text:p>
          </table:table-cell>
          <table:table-cell office:value-type="float" office:value="15129" calcext:value-type="float">
            <text:p>15129</text:p>
          </table:table-cell>
          <table:table-cell office:value-type="float" office:value="282.012" calcext:value-type="float">
            <text:p>282.012</text:p>
          </table:table-cell>
          <table:table-cell table:formula="of:=0.03*([.H4]/[.I4])" office:value-type="float" office:value="1.60939960001702" calcext:value-type="float">
            <text:p>1.6093996</text:p>
          </table:table-cell>
          <table:table-cell office:value-type="float" office:value="14884" calcext:value-type="float">
            <text:p>14884</text:p>
          </table:table-cell>
          <table:table-cell office:value-type="float" office:value="391.999" calcext:value-type="float">
            <text:p>391.999</text:p>
          </table:table-cell>
          <table:table-cell table:formula="of:=0.03*([.K4]/[.L4])" office:value-type="float" office:value="1.13908453848097" calcext:value-type="float">
            <text:p>1.1390845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56" calcext:value-type="float">
            <text:p>7056</text:p>
          </table:table-cell>
          <table:table-cell office:value-type="float" office:value="22.555" calcext:value-type="float">
            <text:p>22.555</text:p>
          </table:table-cell>
          <table:table-cell table:formula="of:=0.03*([.B5]/[.C5])" office:value-type="float" office:value="9.38505874528929" calcext:value-type="float">
            <text:p>9.3850587453</text:p>
          </table:table-cell>
          <table:table-cell office:value-type="float" office:value="6724" calcext:value-type="float">
            <text:p>6724</text:p>
          </table:table-cell>
          <table:table-cell office:value-type="float" office:value="35.161" calcext:value-type="float">
            <text:p>35.161</text:p>
          </table:table-cell>
          <table:table-cell table:formula="of:=0.03*([.E5]/[.F5])" office:value-type="float" office:value="5.73703819572822" calcext:value-type="float">
            <text:p>5.7370381957</text:p>
          </table:table-cell>
          <table:table-cell office:value-type="float" office:value="6724" calcext:value-type="float">
            <text:p>6724</text:p>
          </table:table-cell>
          <table:table-cell office:value-type="float" office:value="56.324" calcext:value-type="float">
            <text:p>56.324</text:p>
          </table:table-cell>
          <table:table-cell table:formula="of:=0.03*([.H5]/[.I5])" office:value-type="float" office:value="3.58142177402173" calcext:value-type="float">
            <text:p>3.581421774</text:p>
          </table:table-cell>
          <table:table-cell office:value-type="float" office:value="6724" calcext:value-type="float">
            <text:p>6724</text:p>
          </table:table-cell>
          <table:table-cell table:style-name="ce8" office:value-type="float" office:value="75.911" calcext:value-type="float">
            <text:p>75.911</text:p>
          </table:table-cell>
          <table:table-cell table:formula="of:=0.03*([.K5]/[.L5])" office:value-type="float" office:value="2.65732239069437" calcext:value-type="float">
            <text:p>2.65732239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96" calcext:value-type="float">
            <text:p>3696</text:p>
          </table:table-cell>
          <table:table-cell office:value-type="float" office:value="6.672" calcext:value-type="float">
            <text:p>6.672</text:p>
          </table:table-cell>
          <table:table-cell table:formula="of:=0.03*([.B6]/[.C6])" office:value-type="float" office:value="16.6187050359712" calcext:value-type="float">
            <text:p>16.618705036</text:p>
          </table:table-cell>
          <table:table-cell office:value-type="float" office:value="3844" calcext:value-type="float">
            <text:p>3844</text:p>
          </table:table-cell>
          <table:table-cell office:value-type="float" office:value="11.295" calcext:value-type="float">
            <text:p>11.295</text:p>
          </table:table-cell>
          <table:table-cell table:formula="of:=0.03*([.E6]/[.F6])" office:value-type="float" office:value="10.2098273572377" calcext:value-type="float">
            <text:p>10.2098273572</text:p>
          </table:table-cell>
          <table:table-cell office:value-type="float" office:value="3721" calcext:value-type="float">
            <text:p>3721</text:p>
          </table:table-cell>
          <table:table-cell office:value-type="float" office:value="18.001" calcext:value-type="float">
            <text:p>18.001</text:p>
          </table:table-cell>
          <table:table-cell table:formula="of:=0.03*([.H6]/[.I6])" office:value-type="float" office:value="6.20132214876951" calcext:value-type="float">
            <text:p>6.2013221488</text:p>
          </table:table-cell>
          <table:table-cell office:value-type="float" office:value="3721" calcext:value-type="float">
            <text:p>3721</text:p>
          </table:table-cell>
          <table:table-cell office:value-type="float" office:value="23.419" calcext:value-type="float">
            <text:p>23.419</text:p>
          </table:table-cell>
          <table:table-cell table:formula="of:=0.03*([.K6]/[.L6])" office:value-type="float" office:value="4.76664246978949" calcext:value-type="float">
            <text:p>4.76664246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2.96" calcext:value-type="float">
            <text:p>2.96</text:p>
          </table:table-cell>
          <table:table-cell table:formula="of:=0.03*([.B7]/[.C7])" office:value-type="float" office:value="25.3378378378378" calcext:value-type="float">
            <text:p>25.3378378378</text:p>
          </table:table-cell>
          <table:table-cell office:value-type="float" office:value="2500" calcext:value-type="float">
            <text:p>2500</text:p>
          </table:table-cell>
          <table:table-cell office:value-type="float" office:value="5.294" calcext:value-type="float">
            <text:p>5.294</text:p>
          </table:table-cell>
          <table:table-cell table:formula="of:=0.03*([.E7]/[.F7])" office:value-type="float" office:value="14.1669814884775" calcext:value-type="float">
            <text:p>14.1669814885</text:p>
          </table:table-cell>
          <table:table-cell office:value-type="float" office:value="2500" calcext:value-type="float">
            <text:p>2500</text:p>
          </table:table-cell>
          <table:table-cell office:value-type="float" office:value="7.22" calcext:value-type="float">
            <text:p>7.22</text:p>
          </table:table-cell>
          <table:table-cell table:formula="of:=0.03*([.H7]/[.I7])" office:value-type="float" office:value="10.387811634349" calcext:value-type="float">
            <text:p>10.3878116343</text:p>
          </table:table-cell>
          <table:table-cell office:value-type="float" office:value="2304" calcext:value-type="float">
            <text:p>2304</text:p>
          </table:table-cell>
          <table:table-cell office:value-type="float" office:value="8.324" calcext:value-type="float">
            <text:p>8.324</text:p>
          </table:table-cell>
          <table:table-cell table:formula="of:=0.03*([.K7]/[.L7])" office:value-type="float" office:value="8.30370014416146" calcext:value-type="float">
            <text:p>8.30370014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64" calcext:value-type="float">
            <text:p>1764</text:p>
          </table:table-cell>
          <table:table-cell office:value-type="float" office:value="1.34" calcext:value-type="float">
            <text:p>1.34</text:p>
          </table:table-cell>
          <table:table-cell table:formula="of:=0.03*([.B8]/[.C8])" office:value-type="float" office:value="39.4925373134328" calcext:value-type="float">
            <text:p>39.4925373134</text:p>
          </table:table-cell>
          <table:table-cell office:value-type="float" office:value="1681" calcext:value-type="float">
            <text:p>1681</text:p>
          </table:table-cell>
          <table:table-cell office:value-type="float" office:value="2.355" calcext:value-type="float">
            <text:p>2.355</text:p>
          </table:table-cell>
          <table:table-cell table:formula="of:=0.03*([.E8]/[.F8])" office:value-type="float" office:value="21.4140127388535" calcext:value-type="float">
            <text:p>21.4140127389</text:p>
          </table:table-cell>
          <table:table-cell office:value-type="float" office:value="1681" calcext:value-type="float">
            <text:p>1681</text:p>
          </table:table-cell>
          <table:table-cell office:value-type="float" office:value="3.897" calcext:value-type="float">
            <text:p>3.897</text:p>
          </table:table-cell>
          <table:table-cell table:formula="of:=0.03*([.H8]/[.I8])" office:value-type="float" office:value="12.9407236335643" calcext:value-type="float">
            <text:p>12.9407236336</text:p>
          </table:table-cell>
          <table:table-cell office:value-type="float" office:value="1681" calcext:value-type="float">
            <text:p>1681</text:p>
          </table:table-cell>
          <table:table-cell office:value-type="float" office:value="4.687" calcext:value-type="float">
            <text:p>4.687</text:p>
          </table:table-cell>
          <table:table-cell table:formula="of:=0.03*([.K8]/[.L8])" office:value-type="float" office:value="10.7595476850864" calcext:value-type="float">
            <text:p>10.75954768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office:value-type="float" office:value="0.649" calcext:value-type="float">
            <text:p>0.649</text:p>
          </table:table-cell>
          <table:table-cell table:formula="of:=0.03*([.B9]/[.C9])" office:value-type="float" office:value="59.9075500770416" calcext:value-type="float">
            <text:p>59.907550077</text:p>
          </table:table-cell>
          <table:table-cell office:value-type="float" office:value="1225" calcext:value-type="float">
            <text:p>1225</text:p>
          </table:table-cell>
          <table:table-cell office:value-type="float" office:value="1.064" calcext:value-type="float">
            <text:p>1.064</text:p>
          </table:table-cell>
          <table:table-cell table:formula="of:=0.03*([.E9]/[.F9])" office:value-type="float" office:value="34.5394736842105" calcext:value-type="float">
            <text:p>34.5394736842</text:p>
          </table:table-cell>
          <table:table-cell office:value-type="float" office:value="1225" calcext:value-type="float">
            <text:p>1225</text:p>
          </table:table-cell>
          <table:table-cell office:value-type="float" office:value="1.756" calcext:value-type="float">
            <text:p>1.756</text:p>
          </table:table-cell>
          <table:table-cell table:formula="of:=0.03*([.H9]/[.I9])" office:value-type="float" office:value="20.9282460136674" calcext:value-type="float">
            <text:p>20.9282460137</text:p>
          </table:table-cell>
          <table:table-cell office:value-type="float" office:value="1225" calcext:value-type="float">
            <text:p>1225</text:p>
          </table:table-cell>
          <table:table-cell office:value-type="float" office:value="2.63" calcext:value-type="float">
            <text:p>2.63</text:p>
          </table:table-cell>
          <table:table-cell table:formula="of:=0.03*([.K9]/[.L9])" office:value-type="float" office:value="13.9733840304183" calcext:value-type="float">
            <text:p>13.9733840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office:value-type="float" office:value="0.474" calcext:value-type="float">
            <text:p>0.474</text:p>
          </table:table-cell>
          <table:table-cell table:formula="of:=0.03*([.B10]/[.C10])" office:value-type="float" office:value="60.8227848101266" calcext:value-type="float">
            <text:p>60.8227848101</text:p>
          </table:table-cell>
          <table:table-cell office:value-type="float" office:value="961" calcext:value-type="float">
            <text:p>961</text:p>
          </table:table-cell>
          <table:table-cell office:value-type="float" office:value="0.823" calcext:value-type="float">
            <text:p>0.823</text:p>
          </table:table-cell>
          <table:table-cell table:formula="of:=0.03*([.E10]/[.F10])" office:value-type="float" office:value="35.0303766707169" calcext:value-type="float">
            <text:p>35.0303766707</text:p>
          </table:table-cell>
          <table:table-cell office:value-type="float" office:value="961" calcext:value-type="float">
            <text:p>961</text:p>
          </table:table-cell>
          <table:table-cell office:value-type="float" office:value="1.355" calcext:value-type="float">
            <text:p>1.355</text:p>
          </table:table-cell>
          <table:table-cell table:formula="of:=0.03*([.H10]/[.I10])" office:value-type="float" office:value="21.2767527675277" calcext:value-type="float">
            <text:p>21.2767527675</text:p>
          </table:table-cell>
          <table:table-cell office:value-type="float" office:value="961" calcext:value-type="float">
            <text:p>961</text:p>
          </table:table-cell>
          <table:table-cell office:value-type="float" office:value="1.519" calcext:value-type="float">
            <text:p>1.519</text:p>
          </table:table-cell>
          <table:table-cell table:formula="of:=0.03*([.K10]/[.L10])" office:value-type="float" office:value="18.9795918367347" calcext:value-type="float">
            <text:p>18.97959183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4" calcext:value-type="float">
            <text:p>784</text:p>
          </table:table-cell>
          <table:table-cell office:value-type="float" office:value="0.312" calcext:value-type="float">
            <text:p>0.312</text:p>
          </table:table-cell>
          <table:table-cell table:formula="of:=0.03*([.B11]/[.C11])" office:value-type="float" office:value="75.3846153846154" calcext:value-type="float">
            <text:p>75.3846153846</text:p>
          </table:table-cell>
          <table:table-cell office:value-type="float" office:value="729" calcext:value-type="float">
            <text:p>729</text:p>
          </table:table-cell>
          <table:table-cell office:value-type="float" office:value="0.35" calcext:value-type="float">
            <text:p>0.35</text:p>
          </table:table-cell>
          <table:table-cell table:formula="of:=0.03*([.E11]/[.F11])" office:value-type="float" office:value="62.4857142857143" calcext:value-type="float">
            <text:p>62.4857142857</text:p>
          </table:table-cell>
          <table:table-cell office:value-type="float" office:value="729" calcext:value-type="float">
            <text:p>729</text:p>
          </table:table-cell>
          <table:table-cell office:value-type="float" office:value="0.552" calcext:value-type="float">
            <text:p>0.552</text:p>
          </table:table-cell>
          <table:table-cell table:formula="of:=0.03*([.H11]/[.I11])" office:value-type="float" office:value="39.6195652173913" calcext:value-type="float">
            <text:p>39.6195652174</text:p>
          </table:table-cell>
          <table:table-cell office:value-type="float" office:value="729" calcext:value-type="float">
            <text:p>729</text:p>
          </table:table-cell>
          <table:table-cell office:value-type="float" office:value="0.815" calcext:value-type="float">
            <text:p>0.815</text:p>
          </table:table-cell>
          <table:table-cell table:formula="of:=0.03*([.K11]/[.L11])" office:value-type="float" office:value="26.8343558282209" calcext:value-type="float">
            <text:p>26.8343558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5" calcext:value-type="float">
            <text:p>625</text:p>
          </table:table-cell>
          <table:table-cell office:value-type="float" office:value="0.187" calcext:value-type="float">
            <text:p>0.187</text:p>
          </table:table-cell>
          <table:table-cell table:formula="of:=0.03*([.B12]/[.C12])" office:value-type="float" office:value="100.267379679144" calcext:value-type="float">
            <text:p>100.2673796791</text:p>
          </table:table-cell>
          <table:table-cell office:value-type="float" office:value="625" calcext:value-type="float">
            <text:p>625</text:p>
          </table:table-cell>
          <table:table-cell office:value-type="float" office:value="0.301" calcext:value-type="float">
            <text:p>0.301</text:p>
          </table:table-cell>
          <table:table-cell table:formula="of:=0.03*([.E12]/[.F12])" office:value-type="float" office:value="62.2923588039867" calcext:value-type="float">
            <text:p>62.292358804</text:p>
          </table:table-cell>
          <table:table-cell office:value-type="float" office:value="625" calcext:value-type="float">
            <text:p>625</text:p>
          </table:table-cell>
          <table:table-cell office:value-type="float" office:value="0.471" calcext:value-type="float">
            <text:p>0.471</text:p>
          </table:table-cell>
          <table:table-cell table:formula="of:=0.03*([.H12]/[.I12])" office:value-type="float" office:value="39.8089171974522" calcext:value-type="float">
            <text:p>39.8089171975</text:p>
          </table:table-cell>
          <table:table-cell office:value-type="float" office:value="576" calcext:value-type="float">
            <text:p>576</text:p>
          </table:table-cell>
          <table:table-cell office:value-type="float" office:value="0.643" calcext:value-type="float">
            <text:p>0.643</text:p>
          </table:table-cell>
          <table:table-cell table:formula="of:=0.03*([.K12]/[.L12])" office:value-type="float" office:value="26.8740279937792" calcext:value-type="float">
            <text:p>26.87402799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4" calcext:value-type="float">
            <text:p>484</text:p>
          </table:table-cell>
          <table:table-cell office:value-type="float" office:value="0.155" calcext:value-type="float">
            <text:p>0.155</text:p>
          </table:table-cell>
          <table:table-cell table:formula="of:=0.03*([.B13]/[.C13])" office:value-type="float" office:value="93.6774193548387" calcext:value-type="float">
            <text:p>93.6774193548</text:p>
          </table:table-cell>
          <table:table-cell office:value-type="float" office:value="484" calcext:value-type="float">
            <text:p>484</text:p>
          </table:table-cell>
          <table:table-cell office:value-type="float" office:value="0.24" calcext:value-type="float">
            <text:p>0.24</text:p>
          </table:table-cell>
          <table:table-cell table:formula="of:=0.03*([.E13]/[.F13])" office:value-type="float" office:value="60.5" calcext:value-type="float">
            <text:p>60.5</text:p>
          </table:table-cell>
          <table:table-cell office:value-type="float" office:value="484" calcext:value-type="float">
            <text:p>484</text:p>
          </table:table-cell>
          <table:table-cell office:value-type="float" office:value="0.379" calcext:value-type="float">
            <text:p>0.379</text:p>
          </table:table-cell>
          <table:table-cell table:formula="of:=0.03*([.H13]/[.I13])" office:value-type="float" office:value="38.311345646438" calcext:value-type="float">
            <text:p>38.3113456464</text:p>
          </table:table-cell>
          <table:table-cell office:value-type="float" office:value="484" calcext:value-type="float">
            <text:p>484</text:p>
          </table:table-cell>
          <table:table-cell office:value-type="float" office:value="0.539" calcext:value-type="float">
            <text:p>0.539</text:p>
          </table:table-cell>
          <table:table-cell table:formula="of:=0.03*([.K13]/[.L13])" office:value-type="float" office:value="26.9387755102041" calcext:value-type="float">
            <text:p>26.93877551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1" calcext:value-type="float">
            <text:p>441</text:p>
          </table:table-cell>
          <table:table-cell office:value-type="float" office:value="0.143" calcext:value-type="float">
            <text:p>0.143</text:p>
          </table:table-cell>
          <table:table-cell table:formula="of:=0.03*([.B14]/[.C14])" office:value-type="float" office:value="92.5174825174825" calcext:value-type="float">
            <text:p>92.5174825175</text:p>
          </table:table-cell>
          <table:table-cell office:value-type="float" office:value="400" calcext:value-type="float">
            <text:p>400</text:p>
          </table:table-cell>
          <table:table-cell office:value-type="float" office:value="0.202" calcext:value-type="float">
            <text:p>0.202</text:p>
          </table:table-cell>
          <table:table-cell table:formula="of:=0.03*([.E14]/[.F14])" office:value-type="float" office:value="59.4059405940594" calcext:value-type="float">
            <text:p>59.4059405941</text:p>
          </table:table-cell>
          <table:table-cell office:value-type="float" office:value="400" calcext:value-type="float">
            <text:p>400</text:p>
          </table:table-cell>
          <table:table-cell office:value-type="float" office:value="0.311" calcext:value-type="float">
            <text:p>0.311</text:p>
          </table:table-cell>
          <table:table-cell table:formula="of:=0.03*([.H14]/[.I14])" office:value-type="float" office:value="38.5852090032154" calcext:value-type="float">
            <text:p>38.5852090032</text:p>
          </table:table-cell>
          <table:table-cell office:value-type="float" office:value="400" calcext:value-type="float">
            <text:p>400</text:p>
          </table:table-cell>
          <table:table-cell office:value-type="float" office:value="0.302" calcext:value-type="float">
            <text:p>0.302</text:p>
          </table:table-cell>
          <table:table-cell table:formula="of:=0.03*([.K14]/[.L14])" office:value-type="float" office:value="39.7350993377483" calcext:value-type="float">
            <text:p>39.73509933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1" calcext:value-type="float">
            <text:p>361</text:p>
          </table:table-cell>
          <table:table-cell office:value-type="float" office:value="0.12" calcext:value-type="float">
            <text:p>0.12</text:p>
          </table:table-cell>
          <table:table-cell table:formula="of:=0.03*([.B15]/[.C15])" office:value-type="float" office:value="90.25" calcext:value-type="float">
            <text:p>90.25</text:p>
          </table:table-cell>
          <table:table-cell office:value-type="float" office:value="361" calcext:value-type="float">
            <text:p>361</text:p>
          </table:table-cell>
          <table:table-cell office:value-type="float" office:value="0.134" calcext:value-type="float">
            <text:p>0.134</text:p>
          </table:table-cell>
          <table:table-cell table:formula="of:=0.03*([.E15]/[.F15])" office:value-type="float" office:value="80.8208955223881" calcext:value-type="float">
            <text:p>80.8208955224</text:p>
          </table:table-cell>
          <table:table-cell office:value-type="float" office:value="361" calcext:value-type="float">
            <text:p>361</text:p>
          </table:table-cell>
          <table:table-cell office:value-type="float" office:value="0.128" calcext:value-type="float">
            <text:p>0.128</text:p>
          </table:table-cell>
          <table:table-cell table:formula="of:=0.03*([.H15]/[.I15])" office:value-type="float" office:value="84.609375" calcext:value-type="float">
            <text:p>84.609375</text:p>
          </table:table-cell>
          <table:table-cell office:value-type="float" office:value="361" calcext:value-type="float">
            <text:p>361</text:p>
          </table:table-cell>
          <table:table-cell office:value-type="float" office:value="0.172" calcext:value-type="float">
            <text:p>0.172</text:p>
          </table:table-cell>
          <table:table-cell table:formula="of:=0.03*([.K15]/[.L15])" office:value-type="float" office:value="62.9651162790698" calcext:value-type="float">
            <text:p>62.96511627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4" calcext:value-type="float">
            <text:p>324</text:p>
          </table:table-cell>
          <table:table-cell office:value-type="float" office:value="0.067" calcext:value-type="float">
            <text:p>0.067</text:p>
          </table:table-cell>
          <table:table-cell table:formula="of:=0.03*([.B16]/[.C16])" office:value-type="float" office:value="145.074626865672" calcext:value-type="float">
            <text:p>145.0746268657</text:p>
          </table:table-cell>
          <table:table-cell office:value-type="float" office:value="289" calcext:value-type="float">
            <text:p>289</text:p>
          </table:table-cell>
          <table:table-cell office:value-type="float" office:value="0.083" calcext:value-type="float">
            <text:p>0.083</text:p>
          </table:table-cell>
          <table:table-cell table:formula="of:=0.03*([.E16]/[.F16])" office:value-type="float" office:value="104.457831325301" calcext:value-type="float">
            <text:p>104.4578313253</text:p>
          </table:table-cell>
          <table:table-cell office:value-type="float" office:value="289" calcext:value-type="float">
            <text:p>289</text:p>
          </table:table-cell>
          <table:table-cell office:value-type="float" office:value="0.119" calcext:value-type="float">
            <text:p>0.119</text:p>
          </table:table-cell>
          <table:table-cell table:formula="of:=0.03*([.H16]/[.I16])" office:value-type="float" office:value="72.8571428571429" calcext:value-type="float">
            <text:p>72.8571428571</text:p>
          </table:table-cell>
          <table:table-cell office:value-type="float" office:value="289" calcext:value-type="float">
            <text:p>289</text:p>
          </table:table-cell>
          <table:table-cell office:value-type="float" office:value="0.145" calcext:value-type="float">
            <text:p>0.145</text:p>
          </table:table-cell>
          <table:table-cell table:formula="of:=0.03*([.K16]/[.L16])" office:value-type="float" office:value="59.7931034482759" calcext:value-type="float">
            <text:p>59.79310344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0.061" calcext:value-type="float">
            <text:p>0.061</text:p>
          </table:table-cell>
          <table:table-cell table:formula="of:=0.03*([.B17]/[.C17])" office:value-type="float" office:value="125.901639344262" calcext:value-type="float">
            <text:p>125.9016393443</text:p>
          </table:table-cell>
          <table:table-cell office:value-type="float" office:value="256" calcext:value-type="float">
            <text:p>256</text:p>
          </table:table-cell>
          <table:table-cell office:value-type="float" office:value="0.077" calcext:value-type="float">
            <text:p>0.077</text:p>
          </table:table-cell>
          <table:table-cell table:formula="of:=0.03*([.E17]/[.F17])" office:value-type="float" office:value="99.7402597402597" calcext:value-type="float">
            <text:p>99.7402597403</text:p>
          </table:table-cell>
          <table:table-cell office:value-type="float" office:value="256" calcext:value-type="float">
            <text:p>256</text:p>
          </table:table-cell>
          <table:table-cell office:value-type="float" office:value="0.102" calcext:value-type="float">
            <text:p>0.102</text:p>
          </table:table-cell>
          <table:table-cell table:formula="of:=0.03*([.H17]/[.I17])" office:value-type="float" office:value="75.2941176470588" calcext:value-type="float">
            <text:p>75.2941176471</text:p>
          </table:table-cell>
          <table:table-cell office:value-type="float" office:value="256" calcext:value-type="float">
            <text:p>256</text:p>
          </table:table-cell>
          <table:table-cell office:value-type="float" office:value="0.132" calcext:value-type="float">
            <text:p>0.132</text:p>
          </table:table-cell>
          <table:table-cell table:formula="of:=0.03*([.K17]/[.L17])" office:value-type="float" office:value="58.1818181818182" calcext:value-type="float">
            <text:p>58.1818181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office:value-type="float" office:value="0.06" calcext:value-type="float">
            <text:p>0.06</text:p>
          </table:table-cell>
          <table:table-cell table:formula="of:=0.03*([.B18]/[.C18])" office:value-type="float" office:value="112.5" calcext:value-type="float">
            <text:p>112.5</text:p>
          </table:table-cell>
          <table:table-cell office:value-type="float" office:value="225" calcext:value-type="float">
            <text:p>225</text:p>
          </table:table-cell>
          <table:table-cell office:value-type="float" office:value="0.073" calcext:value-type="float">
            <text:p>0.073</text:p>
          </table:table-cell>
          <table:table-cell table:formula="of:=0.03*([.E18]/[.F18])" office:value-type="float" office:value="92.4657534246576" calcext:value-type="float">
            <text:p>92.4657534247</text:p>
          </table:table-cell>
          <table:table-cell office:value-type="float" office:value="225" calcext:value-type="float">
            <text:p>225</text:p>
          </table:table-cell>
          <table:table-cell office:value-type="float" office:value="0.095" calcext:value-type="float">
            <text:p>0.095</text:p>
          </table:table-cell>
          <table:table-cell table:formula="of:=0.03*([.H18]/[.I18])" office:value-type="float" office:value="71.0526315789474" calcext:value-type="float">
            <text:p>71.0526315789</text:p>
          </table:table-cell>
          <table:table-cell office:value-type="float" office:value="225" calcext:value-type="float">
            <text:p>225</text:p>
          </table:table-cell>
          <table:table-cell office:value-type="float" office:value="0.122" calcext:value-type="float">
            <text:p>0.122</text:p>
          </table:table-cell>
          <table:table-cell table:formula="of:=0.03*([.K18]/[.L18])" office:value-type="float" office:value="55.327868852459" calcext:value-type="float">
            <text:p>55.32786885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0.056" calcext:value-type="float">
            <text:p>0.056</text:p>
          </table:table-cell>
          <table:table-cell table:formula="of:=0.03*([.B19]/[.C19])" office:value-type="float" office:value="105" calcext:value-type="float">
            <text:p>105</text:p>
          </table:table-cell>
          <table:table-cell office:value-type="float" office:value="196" calcext:value-type="float">
            <text:p>196</text:p>
          </table:table-cell>
          <table:table-cell office:value-type="float" office:value="0.068" calcext:value-type="float">
            <text:p>0.068</text:p>
          </table:table-cell>
          <table:table-cell table:formula="of:=0.03*([.E19]/[.F19])" office:value-type="float" office:value="86.4705882352941" calcext:value-type="float">
            <text:p>86.4705882353</text:p>
          </table:table-cell>
          <table:table-cell office:value-type="float" office:value="196" calcext:value-type="float">
            <text:p>196</text:p>
          </table:table-cell>
          <table:table-cell office:value-type="float" office:value="0.086" calcext:value-type="float">
            <text:p>0.086</text:p>
          </table:table-cell>
          <table:table-cell table:formula="of:=0.03*([.H19]/[.I19])" office:value-type="float" office:value="68.3720930232558" calcext:value-type="float">
            <text:p>68.3720930233</text:p>
          </table:table-cell>
          <table:table-cell office:value-type="float" office:value="196" calcext:value-type="float">
            <text:p>196</text:p>
          </table:table-cell>
          <table:table-cell office:value-type="float" office:value="0.109" calcext:value-type="float">
            <text:p>0.109</text:p>
          </table:table-cell>
          <table:table-cell table:formula="of:=0.03*([.K19]/[.L19])" office:value-type="float" office:value="53.9449541284404" calcext:value-type="float">
            <text:p>53.94495412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6" calcext:value-type="float">
            <text:p>196</text:p>
          </table:table-cell>
          <table:table-cell office:value-type="float" office:value="0.055" calcext:value-type="float">
            <text:p>0.055</text:p>
          </table:table-cell>
          <table:table-cell table:formula="of:=0.03*([.B20]/[.C20])" office:value-type="float" office:value="106.909090909091" calcext:value-type="float">
            <text:p>106.9090909091</text:p>
          </table:table-cell>
          <table:table-cell office:value-type="float" office:value="169" calcext:value-type="float">
            <text:p>169</text:p>
          </table:table-cell>
          <table:table-cell office:value-type="float" office:value="0.063" calcext:value-type="float">
            <text:p>0.063</text:p>
          </table:table-cell>
          <table:table-cell table:formula="of:=0.03*([.E20]/[.F20])" office:value-type="float" office:value="80.4761904761905" calcext:value-type="float">
            <text:p>80.4761904762</text:p>
          </table:table-cell>
          <table:table-cell office:value-type="float" office:value="169" calcext:value-type="float">
            <text:p>169</text:p>
          </table:table-cell>
          <table:table-cell office:value-type="float" office:value="0.08" calcext:value-type="float">
            <text:p>0.08</text:p>
          </table:table-cell>
          <table:table-cell table:formula="of:=0.03*([.H20]/[.I20])" office:value-type="float" office:value="63.375" calcext:value-type="float">
            <text:p>63.375</text:p>
          </table:table-cell>
          <table:table-cell office:value-type="float" office:value="169" calcext:value-type="float">
            <text:p>169</text:p>
          </table:table-cell>
          <table:table-cell office:value-type="float" office:value="0.098" calcext:value-type="float">
            <text:p>0.098</text:p>
          </table:table-cell>
          <table:table-cell table:formula="of:=0.03*([.K20]/[.L20])" office:value-type="float" office:value="51.734693877551" calcext:value-type="float">
            <text:p>51.73469387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0.053" calcext:value-type="float">
            <text:p>0.053</text:p>
          </table:table-cell>
          <table:table-cell table:formula="of:=0.03*([.B21]/[.C21])" office:value-type="float" office:value="95.6603773584906" calcext:value-type="float">
            <text:p>95.6603773585</text:p>
          </table:table-cell>
          <table:table-cell office:value-type="float" office:value="169" calcext:value-type="float">
            <text:p>169</text:p>
          </table:table-cell>
          <table:table-cell office:value-type="float" office:value="0.063" calcext:value-type="float">
            <text:p>0.063</text:p>
          </table:table-cell>
          <table:table-cell table:formula="of:=0.03*([.E21]/[.F21])" office:value-type="float" office:value="80.4761904761905" calcext:value-type="float">
            <text:p>80.4761904762</text:p>
          </table:table-cell>
          <table:table-cell office:value-type="float" office:value="169" calcext:value-type="float">
            <text:p>169</text:p>
          </table:table-cell>
          <table:table-cell office:value-type="float" office:value="0.084" calcext:value-type="float">
            <text:p>0.084</text:p>
          </table:table-cell>
          <table:table-cell table:formula="of:=0.03*([.H21]/[.I21])" office:value-type="float" office:value="60.3571428571429" calcext:value-type="float">
            <text:p>60.3571428571</text:p>
          </table:table-cell>
          <table:table-cell office:value-type="float" office:value="169" calcext:value-type="float">
            <text:p>169</text:p>
          </table:table-cell>
          <table:table-cell office:value-type="float" office:value="0.098" calcext:value-type="float">
            <text:p>0.098</text:p>
          </table:table-cell>
          <table:table-cell table:formula="of:=0.03*([.K21]/[.L21])" office:value-type="float" office:value="51.734693877551" calcext:value-type="float">
            <text:p>51.73469387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0.051" calcext:value-type="float">
            <text:p>0.051</text:p>
          </table:table-cell>
          <table:table-cell table:formula="of:=0.03*([.B22]/[.C22])" office:value-type="float" office:value="84.7058823529412" calcext:value-type="float">
            <text:p>84.7058823529</text:p>
          </table:table-cell>
          <table:table-cell office:value-type="float" office:value="144" calcext:value-type="float">
            <text:p>144</text:p>
          </table:table-cell>
          <table:table-cell office:value-type="float" office:value="0.059" calcext:value-type="float">
            <text:p>0.059</text:p>
          </table:table-cell>
          <table:table-cell table:formula="of:=0.03*([.E22]/[.F22])" office:value-type="float" office:value="73.2203389830508" calcext:value-type="float">
            <text:p>73.2203389831</text:p>
          </table:table-cell>
          <table:table-cell office:value-type="float" office:value="144" calcext:value-type="float">
            <text:p>144</text:p>
          </table:table-cell>
          <table:table-cell office:value-type="float" office:value="0.073" calcext:value-type="float">
            <text:p>0.073</text:p>
          </table:table-cell>
          <table:table-cell table:formula="of:=0.03*([.H22]/[.I22])" office:value-type="float" office:value="59.1780821917808" calcext:value-type="float">
            <text:p>59.1780821918</text:p>
          </table:table-cell>
          <table:table-cell office:value-type="float" office:value="144" calcext:value-type="float">
            <text:p>144</text:p>
          </table:table-cell>
          <table:table-cell office:value-type="float" office:value="0.09" calcext:value-type="float">
            <text:p>0.09</text:p>
          </table:table-cell>
          <table:table-cell table:formula="of:=0.03*([.K22]/[.L22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0.051" calcext:value-type="float">
            <text:p>0.051</text:p>
          </table:table-cell>
          <table:table-cell table:formula="of:=0.03*([.B23]/[.C23])" office:value-type="float" office:value="84.7058823529412" calcext:value-type="float">
            <text:p>84.7058823529</text:p>
          </table:table-cell>
          <table:table-cell office:value-type="float" office:value="121" calcext:value-type="float">
            <text:p>121</text:p>
          </table:table-cell>
          <table:table-cell office:value-type="float" office:value="0.056" calcext:value-type="float">
            <text:p>0.056</text:p>
          </table:table-cell>
          <table:table-cell table:formula="of:=0.03*([.E23]/[.F23])" office:value-type="float" office:value="64.8214285714286" calcext:value-type="float">
            <text:p>64.8214285714</text:p>
          </table:table-cell>
          <table:table-cell office:value-type="float" office:value="121" calcext:value-type="float">
            <text:p>121</text:p>
          </table:table-cell>
          <table:table-cell office:value-type="float" office:value="0.067" calcext:value-type="float">
            <text:p>0.067</text:p>
          </table:table-cell>
          <table:table-cell table:formula="of:=0.03*([.H23]/[.I23])" office:value-type="float" office:value="54.1791044776119" calcext:value-type="float">
            <text:p>54.1791044776</text:p>
          </table:table-cell>
          <table:table-cell office:value-type="float" office:value="121" calcext:value-type="float">
            <text:p>121</text:p>
          </table:table-cell>
          <table:table-cell office:value-type="float" office:value="0.081" calcext:value-type="float">
            <text:p>0.081</text:p>
          </table:table-cell>
          <table:table-cell table:formula="of:=0.03*([.K23]/[.L23])" office:value-type="float" office:value="44.8148148148148" calcext:value-type="float">
            <text:p>44.81481481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0.06" calcext:value-type="float">
            <text:p>0.06</text:p>
          </table:table-cell>
          <table:table-cell table:formula="of:=0.03*([.B24]/[.C24])" office:value-type="float" office:value="60.5" calcext:value-type="float">
            <text:p>60.5</text:p>
          </table:table-cell>
          <table:table-cell office:value-type="float" office:value="121" calcext:value-type="float">
            <text:p>121</text:p>
          </table:table-cell>
          <table:table-cell office:value-type="float" office:value="0.056" calcext:value-type="float">
            <text:p>0.056</text:p>
          </table:table-cell>
          <table:table-cell table:formula="of:=0.03*([.E24]/[.F24])" office:value-type="float" office:value="64.8214285714286" calcext:value-type="float">
            <text:p>64.8214285714</text:p>
          </table:table-cell>
          <table:table-cell office:value-type="float" office:value="121" calcext:value-type="float">
            <text:p>121</text:p>
          </table:table-cell>
          <table:table-cell office:value-type="float" office:value="0.067" calcext:value-type="float">
            <text:p>0.067</text:p>
          </table:table-cell>
          <table:table-cell table:formula="of:=0.03*([.H24]/[.I24])" office:value-type="float" office:value="54.1791044776119" calcext:value-type="float">
            <text:p>54.1791044776</text:p>
          </table:table-cell>
          <table:table-cell office:value-type="float" office:value="121" calcext:value-type="float">
            <text:p>121</text:p>
          </table:table-cell>
          <table:table-cell office:value-type="float" office:value="0.081" calcext:value-type="float">
            <text:p>0.081</text:p>
          </table:table-cell>
          <table:table-cell table:formula="of:=0.03*([.K24]/[.L24])" office:value-type="float" office:value="44.8148148148148" calcext:value-type="float">
            <text:p>44.81481481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table:formula="of:=0.03*([.B25]/[.C25])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.053" calcext:value-type="float">
            <text:p>0.053</text:p>
          </table:table-cell>
          <table:table-cell table:formula="of:=0.03*([.E25]/[.F25])" office:value-type="float" office:value="56.6037735849057" calcext:value-type="float">
            <text:p>56.6037735849</text:p>
          </table:table-cell>
          <table:table-cell office:value-type="float" office:value="100" calcext:value-type="float">
            <text:p>100</text:p>
          </table:table-cell>
          <table:table-cell office:value-type="float" office:value="0.062" calcext:value-type="float">
            <text:p>0.062</text:p>
          </table:table-cell>
          <table:table-cell table:formula="of:=0.03*([.H25]/[.I25])" office:value-type="float" office:value="48.3870967741936" calcext:value-type="float">
            <text:p>48.3870967742</text:p>
          </table:table-cell>
          <table:table-cell office:value-type="float" office:value="100" calcext:value-type="float">
            <text:p>100</text:p>
          </table:table-cell>
          <table:table-cell office:value-type="float" office:value="0.076" calcext:value-type="float">
            <text:p>0.076</text:p>
          </table:table-cell>
          <table:table-cell table:formula="of:=0.03*([.K25]/[.L25])" office:value-type="float" office:value="39.4736842105263" calcext:value-type="float">
            <text:p>39.47368421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.048" calcext:value-type="float">
            <text:p>0.048</text:p>
          </table:table-cell>
          <table:table-cell table:formula="of:=0.03*([.B26]/[.C26])"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0.052" calcext:value-type="float">
            <text:p>0.052</text:p>
          </table:table-cell>
          <table:table-cell table:formula="of:=0.03*([.E26]/[.F26])" office:value-type="float" office:value="57.6923076923077" calcext:value-type="float">
            <text:p>57.6923076923</text:p>
          </table:table-cell>
          <table:table-cell office:value-type="float" office:value="100" calcext:value-type="float">
            <text:p>100</text:p>
          </table:table-cell>
          <table:table-cell office:value-type="float" office:value="0.062" calcext:value-type="float">
            <text:p>0.062</text:p>
          </table:table-cell>
          <table:table-cell table:formula="of:=0.03*([.H26]/[.I26])" office:value-type="float" office:value="48.3870967741936" calcext:value-type="float">
            <text:p>48.3870967742</text:p>
          </table:table-cell>
          <table:table-cell office:value-type="float" office:value="100" calcext:value-type="float">
            <text:p>100</text:p>
          </table:table-cell>
          <table:table-cell office:value-type="float" office:value="0.053" calcext:value-type="float">
            <text:p>0.053</text:p>
          </table:table-cell>
          <table:table-cell table:formula="of:=0.03*([.K26]/[.L26])" office:value-type="float" office:value="56.6037735849057" calcext:value-type="float">
            <text:p>56.60377358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049" calcext:value-type="float">
            <text:p>0.049</text:p>
          </table:table-cell>
          <table:table-cell table:formula="of:=0.03*([.B27]/[.C27])" office:value-type="float" office:value="61.2244897959184" calcext:value-type="float">
            <text:p>61.2244897959</text:p>
          </table:table-cell>
          <table:table-cell office:value-type="float" office:value="100" calcext:value-type="float">
            <text:p>100</text:p>
          </table:table-cell>
          <table:table-cell office:value-type="float" office:value="0.065" calcext:value-type="float">
            <text:p>0.065</text:p>
          </table:table-cell>
          <table:table-cell table:formula="of:=0.03*([.E27]/[.F27])" office:value-type="float" office:value="46.1538461538462" calcext:value-type="float">
            <text:p>46.1538461538</text:p>
          </table:table-cell>
          <table:table-cell office:value-type="float" office:value="100" calcext:value-type="float">
            <text:p>100</text:p>
          </table:table-cell>
          <table:table-cell office:value-type="float" office:value="0.049" calcext:value-type="float">
            <text:p>0.049</text:p>
          </table:table-cell>
          <table:table-cell table:formula="of:=0.03*([.H27]/[.I27])" office:value-type="float" office:value="61.2244897959184" calcext:value-type="float">
            <text:p>61.2244897959</text:p>
          </table:table-cell>
          <table:table-cell office:value-type="float" office:value="81" calcext:value-type="float">
            <text:p>81</text:p>
          </table:table-cell>
          <table:table-cell office:value-type="float" office:value="0.039" calcext:value-type="float">
            <text:p>0.039</text:p>
          </table:table-cell>
          <table:table-cell table:formula="of:=0.03*([.K27]/[.L27])" office:value-type="float" office:value="62.3076923076923" calcext:value-type="float">
            <text:p>62.30769230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0.048" calcext:value-type="float">
            <text:p>0.048</text:p>
          </table:table-cell>
          <table:table-cell table:formula="of:=0.03*([.B28]/[.C28])" office:value-type="float" office:value="50.625" calcext:value-type="float">
            <text:p>50.625</text:p>
          </table:table-cell>
          <table:table-cell office:value-type="float" office:value="81" calcext:value-type="float">
            <text:p>81</text:p>
          </table:table-cell>
          <table:table-cell office:value-type="float" office:value="0.056" calcext:value-type="float">
            <text:p>0.056</text:p>
          </table:table-cell>
          <table:table-cell table:formula="of:=0.03*([.E28]/[.F28])" office:value-type="float" office:value="43.3928571428571" calcext:value-type="float">
            <text:p>43.3928571429</text:p>
          </table:table-cell>
          <table:table-cell office:value-type="float" office:value="81" calcext:value-type="float">
            <text:p>81</text:p>
          </table:table-cell>
          <table:table-cell office:value-type="float" office:value="0.039" calcext:value-type="float">
            <text:p>0.039</text:p>
          </table:table-cell>
          <table:table-cell table:formula="of:=0.03*([.H28]/[.I28])" office:value-type="float" office:value="62.3076923076923" calcext:value-type="float">
            <text:p>62.3076923077</text:p>
          </table:table-cell>
          <table:table-cell office:value-type="float" office:value="81" calcext:value-type="float">
            <text:p>81</text:p>
          </table:table-cell>
          <table:table-cell office:value-type="float" office:value="0.039" calcext:value-type="float">
            <text:p>0.039</text:p>
          </table:table-cell>
          <table:table-cell table:formula="of:=0.03*([.K28]/[.L28])" office:value-type="float" office:value="62.3076923076923" calcext:value-type="float">
            <text:p>62.30769230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.042" calcext:value-type="float">
            <text:p>0.042</text:p>
          </table:table-cell>
          <table:table-cell table:formula="of:=0.03*([.B29]/[.C29])" office:value-type="float" office:value="57.8571428571429" calcext:value-type="float">
            <text:p>57.8571428571</text:p>
          </table:table-cell>
          <table:table-cell office:value-type="float" office:value="81" calcext:value-type="float">
            <text:p>81</text:p>
          </table:table-cell>
          <table:table-cell office:value-type="float" office:value="0.04" calcext:value-type="float">
            <text:p>0.04</text:p>
          </table:table-cell>
          <table:table-cell table:formula="of:=0.03*([.E29]/[.F29])" office:value-type="float" office:value="60.75" calcext:value-type="float">
            <text:p>60.75</text:p>
          </table:table-cell>
          <table:table-cell office:value-type="float" office:value="81" calcext:value-type="float">
            <text:p>81</text:p>
          </table:table-cell>
          <table:table-cell office:value-type="float" office:value="0.04" calcext:value-type="float">
            <text:p>0.04</text:p>
          </table:table-cell>
          <table:table-cell table:formula="of:=0.03*([.H29]/[.I29])" office:value-type="float" office:value="60.75" calcext:value-type="float">
            <text:p>60.75</text:p>
          </table:table-cell>
          <table:table-cell office:value-type="float" office:value="81" calcext:value-type="float">
            <text:p>81</text:p>
          </table:table-cell>
          <table:table-cell office:value-type="float" office:value="0.052" calcext:value-type="float">
            <text:p>0.052</text:p>
          </table:table-cell>
          <table:table-cell table:formula="of:=0.03*([.K29]/[.L29])" office:value-type="float" office:value="46.7307692307692" calcext:value-type="float">
            <text:p>46.73076923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0.039" calcext:value-type="float">
            <text:p>0.039</text:p>
          </table:table-cell>
          <table:table-cell table:formula="of:=0.03*([.B30]/[.C30])" office:value-type="float" office:value="62.3076923076923" calcext:value-type="float">
            <text:p>62.3076923077</text:p>
          </table:table-cell>
          <table:table-cell office:value-type="float" office:value="64" calcext:value-type="float">
            <text:p>64</text:p>
          </table:table-cell>
          <table:table-cell office:value-type="float" office:value="0.042" calcext:value-type="float">
            <text:p>0.042</text:p>
          </table:table-cell>
          <table:table-cell table:formula="of:=0.03*([.E30]/[.F30])" office:value-type="float" office:value="45.7142857142857" calcext:value-type="float">
            <text:p>45.7142857143</text:p>
          </table:table-cell>
          <table:table-cell office:value-type="float" office:value="64" calcext:value-type="float">
            <text:p>64</text:p>
          </table:table-cell>
          <table:table-cell office:value-type="float" office:value="0.045" calcext:value-type="float">
            <text:p>0.045</text:p>
          </table:table-cell>
          <table:table-cell table:formula="of:=0.03*([.H30]/[.I30])" office:value-type="float" office:value="42.6666666666667" calcext:value-type="float">
            <text:p>42.6666666667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formula="of:=0.03*([.K30]/[.L30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formula="of:=0.03*([.B31]/[.C31])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0.039" calcext:value-type="float">
            <text:p>0.039</text:p>
          </table:table-cell>
          <table:table-cell table:formula="of:=0.03*([.E31]/[.F31])" office:value-type="float" office:value="49.2307692307692" calcext:value-type="float">
            <text:p>49.2307692308</text:p>
          </table:table-cell>
          <table:table-cell office:value-type="float" office:value="64" calcext:value-type="float">
            <text:p>64</text:p>
          </table:table-cell>
          <table:table-cell office:value-type="float" office:value="0.039" calcext:value-type="float">
            <text:p>0.039</text:p>
          </table:table-cell>
          <table:table-cell table:formula="of:=0.03*([.H31]/[.I31])" office:value-type="float" office:value="49.2307692307692" calcext:value-type="float">
            <text:p>49.2307692308</text:p>
          </table:table-cell>
          <table:table-cell office:value-type="float" office:value="64" calcext:value-type="float">
            <text:p>64</text:p>
          </table:table-cell>
          <table:table-cell office:value-type="float" office:value="0.039" calcext:value-type="float">
            <text:p>0.039</text:p>
          </table:table-cell>
          <table:table-cell table:formula="of:=0.03*([.K31]/[.L31])" office:value-type="float" office:value="49.2307692307692" calcext:value-type="float">
            <text:p>49.23076923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.048" calcext:value-type="float">
            <text:p>0.048</text:p>
          </table:table-cell>
          <table:table-cell table:style-name="ce7" table:formula="of:=0.03*([.B32]/[.C32])" office:value-type="float" office:value="40" calcext:value-type="float">
            <text:p>4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table:formula="of:=0.03*([.E32]/[.F32])" office:value-type="float" office:value="48" calcext:value-type="float">
            <text:p>4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.043" calcext:value-type="float">
            <text:p>0.043</text:p>
          </table:table-cell>
          <table:table-cell table:style-name="ce7" table:formula="of:=0.03*([.H32]/[.I32])" office:value-type="float" office:value="44.6511627906977" calcext:value-type="float">
            <text:p>44.651162790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table:formula="of:=0.03*([.K32]/[.L32])"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 style:data-style-name="N2" text:time-value="09:20:02.13892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6:07:20.554153560</meta:creation-date>
    <dc:date>2015-03-24T11:38:08.174660043</dc:date>
    <meta:editing-duration>P1DT59M48S</meta:editing-duration>
    <meta:editing-cycles>54</meta:editing-cycles>
    <meta:generator>LibreOffice/4.2.7.2$Linux_X86_64 LibreOffice_project/420m0$Build-2</meta:generator>
    <meta:document-statistic meta:table-count="1" meta:cell-count="3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bar" chart:style-name="ch1">
        <chart:title svg:x="13.635cm" svg:y="0.44cm" chart:style-name="ch2">
          <text:p>Block Matching</text:p>
        </chart:title>
        <chart:legend chart:legend-position="end" svg:x="28.985cm" svg:y="6.574cm" style:legend-expansion="high" chart:style-name="ch3"/>
        <chart:plot-area chart:style-name="ch4" table:cell-range-address="Sheet1.A6:Sheet1.B32 Sheet1.B1:Sheet1.B1 Sheet1.E1:Sheet1.E1 Sheet1.E6:Sheet1.E32 Sheet1.H1:Sheet1.H1 Sheet1.H6:Sheet1.H32 Sheet1.K1:Sheet1.K1 Sheet1.K6:Sheet1.K32" chart:data-source-has-labels="both" svg:x="1.62cm" svg:y="1.549cm" svg:width="26.756cm" svg:height="12.407cm">
          <chartooo:coordinate-region svg:x="2.612cm" svg:y="1.749cm" svg:width="25.764cm" svg:height="11.56cm"/>
          <chart:axis chart:dimension="x" chart:name="primary-x" chart:style-name="ch5" chartooo:axis-type="auto">
            <chartooo:date-scale/>
            <chart:title svg:x="14.213cm" svg:y="14.26cm" chart:style-name="ch6">
              <text:p>block step</text:p>
            </chart:title>
            <chart:categories table:cell-range-address="Sheet1.A6:Sheet1.A32"/>
          </chart:axis>
          <chart:axis chart:dimension="y" chart:name="primary-y" chart:style-name="ch7">
            <chart:title svg:x="0.451cm" svg:y="9.132cm" chart:style-name="ch8">
              <text:p>Number of Groups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B6:Sheet1.B32" chart:label-cell-address="Sheet1.B1:Sheet1.B1" chart:class="chart:bar">
            <chart:data-point chart:repeated="27"/>
          </chart:series>
          <chart:series chart:attached-axis="primary-y" chart:style-name="ch12" chart:values-cell-range-address="Sheet1.E6:Sheet1.E32" chart:label-cell-address="Sheet1.E1:Sheet1.E1" chart:class="chart:bar">
            <chart:data-point chart:repeated="27"/>
          </chart:series>
          <chart:series chart:attached-axis="primary-y" chart:style-name="ch13" chart:values-cell-range-address="Sheet1.H6:Sheet1.H32" chart:label-cell-address="Sheet1.H1:Sheet1.H1" chart:class="chart:bar">
            <chart:data-point chart:repeated="27"/>
          </chart:series>
          <chart:series chart:attached-axis="primary-y" chart:style-name="ch14" chart:values-cell-range-address="Sheet1.K6:Sheet1.K32" chart:label-cell-address="Sheet1.K1:Sheet1.K1" chart:class="chart:bar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7</text:p>
                <draw:g>
                  <svg:desc>Sheet1.B1:Sheet1.B1</svg:desc>
                </draw:g>
              </table:table-cell>
              <table:table-cell office:value-type="string">
                <text:p>bs9</text:p>
                <draw:g>
                  <svg:desc>Sheet1.E1:Sheet1.E1</svg:desc>
                </draw:g>
              </table:table-cell>
              <table:table-cell office:value-type="string">
                <text:p>bs11</text:p>
                <draw:g>
                  <svg:desc>Sheet1.H1:Sheet1.H1</svg:desc>
                </draw:g>
              </table:table-cell>
              <table:table-cell office:value-type="string">
                <text:p>bs13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6:Sheet1.A32</svg:desc>
                </draw:g>
              </table:table-cell>
              <table:table-cell office:value-type="float" office:value="3696">
                <text:p>3696</text:p>
                <draw:g>
                  <svg:desc>Sheet1.B6:Sheet1.B32</svg:desc>
                </draw:g>
              </table:table-cell>
              <table:table-cell office:value-type="float" office:value="3844">
                <text:p>3844</text:p>
                <draw:g>
                  <svg:desc>Sheet1.E6:Sheet1.E32</svg:desc>
                </draw:g>
              </table:table-cell>
              <table:table-cell office:value-type="float" office:value="3721">
                <text:p>3721</text:p>
                <draw:g>
                  <svg:desc>Sheet1.H6:Sheet1.H32</svg:desc>
                </draw:g>
              </table:table-cell>
              <table:table-cell office:value-type="float" office:value="3721">
                <text:p>3721</text:p>
                <draw:g>
                  <svg:desc>Sheet1.K6:Sheet1.K3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64">
                <text:p>1764</text:p>
              </table:table-cell>
              <table:table-cell office:value-type="float" office:value="1681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96">
                <text:p>1296</text:p>
              </table:table-cell>
              <table:table-cell office:value-type="float" office:value="1225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84">
                <text:p>784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84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41">
                <text:p>441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24">
                <text:p>324</text:p>
              </table:table-cell>
              <table:table-cell office:value-type="float" office:value="289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bar" chart:style-name="ch1">
        <chart:title svg:x="14.68cm" svg:y="0.44cm" chart:style-name="ch2">
          <text:p>Time</text:p>
        </chart:title>
        <chart:legend chart:legend-position="end" svg:x="28.985cm" svg:y="6.574cm" style:legend-expansion="high" chart:style-name="ch3"/>
        <chart:plot-area chart:style-name="ch4" table:cell-range-address="Sheet1.A6:Sheet1.A32 Sheet1.B1:Sheet1.B1 Sheet1.C6:Sheet1.C32 Sheet1.E1:Sheet1.E1 Sheet1.F6:Sheet1.F32 Sheet1.H1:Sheet1.H1 Sheet1.I6:Sheet1.I32 Sheet1.K1:Sheet1.K1 Sheet1.L6:Sheet1.L32" chart:data-source-has-labels="both" svg:x="1.62cm" svg:y="1.549cm" svg:width="26.756cm" svg:height="12.407cm">
          <chartooo:coordinate-region svg:x="2.241cm" svg:y="1.749cm" svg:width="26.135cm" svg:height="11.56cm"/>
          <chart:axis chart:dimension="x" chart:name="primary-x" chart:style-name="ch5" chartooo:axis-type="auto">
            <chartooo:date-scale/>
            <chart:title svg:x="14.213cm" svg:y="14.26cm" chart:style-name="ch6">
              <text:p>block step</text:p>
            </chart:title>
            <chart:categories table:cell-range-address="Sheet1.A6:Sheet1.A32"/>
          </chart:axis>
          <chart:axis chart:dimension="y" chart:name="primary-y" chart:style-name="ch7">
            <chart:title svg:x="0.451cm" svg:y="7.968cm" chart:style-name="ch8">
              <text:p>[s]</text:p>
            </chart:title>
            <chart:grid chart:style-name="ch9" chart:class="major"/>
          </chart:axis>
          <chart:series chart:style-name="ch10" chart:values-cell-range-address="Sheet1.C6:Sheet1.C32" chart:label-cell-address="Sheet1.B1:Sheet1.B1" chart:class="chart:bar">
            <chart:data-point chart:repeated="27"/>
          </chart:series>
          <chart:series chart:style-name="ch11" chart:values-cell-range-address="Sheet1.F6:Sheet1.F32" chart:label-cell-address="Sheet1.E1:Sheet1.E1" chart:class="chart:bar">
            <chart:data-point chart:repeated="27"/>
          </chart:series>
          <chart:series chart:style-name="ch12" chart:values-cell-range-address="Sheet1.I6:Sheet1.I32" chart:label-cell-address="Sheet1.H1:Sheet1.H1" chart:class="chart:bar">
            <chart:data-point chart:repeated="27"/>
          </chart:series>
          <chart:series chart:style-name="ch13" chart:values-cell-range-address="Sheet1.L6:Sheet1.L32" chart:label-cell-address="Sheet1.K1:Sheet1.K1" chart:class="chart:bar">
            <chart:data-point chart:repeated="2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7</text:p>
                <draw:g>
                  <svg:desc>Sheet1.B1:Sheet1.B1</svg:desc>
                </draw:g>
              </table:table-cell>
              <table:table-cell office:value-type="string">
                <text:p>bs9</text:p>
                <draw:g>
                  <svg:desc>Sheet1.E1:Sheet1.E1</svg:desc>
                </draw:g>
              </table:table-cell>
              <table:table-cell office:value-type="string">
                <text:p>bs11</text:p>
                <draw:g>
                  <svg:desc>Sheet1.H1:Sheet1.H1</svg:desc>
                </draw:g>
              </table:table-cell>
              <table:table-cell office:value-type="string">
                <text:p>bs13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6:Sheet1.A32</svg:desc>
                </draw:g>
              </table:table-cell>
              <table:table-cell office:value-type="float" office:value="6.672">
                <text:p>6.672</text:p>
                <draw:g>
                  <svg:desc>Sheet1.C6:Sheet1.C32</svg:desc>
                </draw:g>
              </table:table-cell>
              <table:table-cell office:value-type="float" office:value="11.295">
                <text:p>11.295</text:p>
                <draw:g>
                  <svg:desc>Sheet1.F6:Sheet1.F32</svg:desc>
                </draw:g>
              </table:table-cell>
              <table:table-cell office:value-type="float" office:value="18.001">
                <text:p>18.001</text:p>
                <draw:g>
                  <svg:desc>Sheet1.I6:Sheet1.I32</svg:desc>
                </draw:g>
              </table:table-cell>
              <table:table-cell office:value-type="float" office:value="23.419">
                <text:p>23.419</text:p>
                <draw:g>
                  <svg:desc>Sheet1.L6:Sheet1.L3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96">
                <text:p>2.96</text:p>
              </table:table-cell>
              <table:table-cell office:value-type="float" office:value="5.294">
                <text:p>5.294</text:p>
              </table:table-cell>
              <table:table-cell office:value-type="float" office:value="7.22">
                <text:p>7.22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4">
                <text:p>1.34</text:p>
              </table:table-cell>
              <table:table-cell office:value-type="float" office:value="2.355">
                <text:p>2.355</text:p>
              </table:table-cell>
              <table:table-cell office:value-type="float" office:value="3.897">
                <text:p>3.897</text:p>
              </table:table-cell>
              <table:table-cell office:value-type="float" office:value="4.687">
                <text:p>4.68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649">
                <text:p>0.649</text:p>
              </table:table-cell>
              <table:table-cell office:value-type="float" office:value="1.064">
                <text:p>1.064</text:p>
              </table:table-cell>
              <table:table-cell office:value-type="float" office:value="1.756">
                <text:p>1.756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74">
                <text:p>0.474</text:p>
              </table:table-cell>
              <table:table-cell office:value-type="float" office:value="0.823">
                <text:p>0.823</text:p>
              </table:table-cell>
              <table:table-cell office:value-type="float" office:value="1.355">
                <text:p>1.355</text:p>
              </table:table-cell>
              <table:table-cell office:value-type="float" office:value="1.519">
                <text:p>1.5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12">
                <text:p>0.312</text:p>
              </table:table-cell>
              <table:table-cell office:value-type="float" office:value="0.35">
                <text:p>0.35</text:p>
              </table:table-cell>
              <table:table-cell office:value-type="float" office:value="0.552">
                <text:p>0.552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87">
                <text:p>0.187</text:p>
              </table:table-cell>
              <table:table-cell office:value-type="float" office:value="0.301">
                <text:p>0.301</text:p>
              </table:table-cell>
              <table:table-cell office:value-type="float" office:value="0.471">
                <text:p>0.471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55">
                <text:p>0.155</text:p>
              </table:table-cell>
              <table:table-cell office:value-type="float" office:value="0.24">
                <text:p>0.24</text:p>
              </table:table-cell>
              <table:table-cell office:value-type="float" office:value="0.379">
                <text:p>0.379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43">
                <text:p>0.143</text:p>
              </table:table-cell>
              <table:table-cell office:value-type="float" office:value="0.202">
                <text:p>0.202</text:p>
              </table:table-cell>
              <table:table-cell office:value-type="float" office:value="0.311">
                <text:p>0.311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134">
                <text:p>0.134</text:p>
              </table:table-cell>
              <table:table-cell office:value-type="float" office:value="0.128">
                <text:p>0.128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7">
                <text:p>0.067</text:p>
              </table:table-cell>
              <table:table-cell office:value-type="float" office:value="0.083">
                <text:p>0.083</text:p>
              </table:table-cell>
              <table:table-cell office:value-type="float" office:value="0.119">
                <text:p>0.11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1">
                <text:p>0.061</text:p>
              </table:table-cell>
              <table:table-cell office:value-type="float" office:value="0.077">
                <text:p>0.077</text:p>
              </table:table-cell>
              <table:table-cell office:value-type="float" office:value="0.102">
                <text:p>0.102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6">
                <text:p>0.06</text:p>
              </table:table-cell>
              <table:table-cell office:value-type="float" office:value="0.073">
                <text:p>0.073</text:p>
              </table:table-cell>
              <table:table-cell office:value-type="float" office:value="0.095">
                <text:p>0.095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56">
                <text:p>0.056</text:p>
              </table:table-cell>
              <table:table-cell office:value-type="float" office:value="0.068">
                <text:p>0.068</text:p>
              </table:table-cell>
              <table:table-cell office:value-type="float" office:value="0.086">
                <text:p>0.08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55">
                <text:p>0.055</text:p>
              </table:table-cell>
              <table:table-cell office:value-type="float" office:value="0.063">
                <text:p>0.063</text:p>
              </table:table-cell>
              <table:table-cell office:value-type="float" office:value="0.08">
                <text:p>0.0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53">
                <text:p>0.053</text:p>
              </table:table-cell>
              <table:table-cell office:value-type="float" office:value="0.063">
                <text:p>0.063</text:p>
              </table:table-cell>
              <table:table-cell office:value-type="float" office:value="0.084">
                <text:p>0.08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.059">
                <text:p>0.059</text:p>
              </table:table-cell>
              <table:table-cell office:value-type="float" office:value="0.073">
                <text:p>0.07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.056">
                <text:p>0.056</text:p>
              </table:table-cell>
              <table:table-cell office:value-type="float" office:value="0.067">
                <text:p>0.067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  <table:table-cell office:value-type="float" office:value="0.067">
                <text:p>0.067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053">
                <text:p>0.053</text:p>
              </table:table-cell>
              <table:table-cell office:value-type="float" office:value="0.062">
                <text:p>0.06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48">
                <text:p>0.048</text:p>
              </table:table-cell>
              <table:table-cell office:value-type="float" office:value="0.052">
                <text:p>0.052</text:p>
              </table:table-cell>
              <table:table-cell office:value-type="float" office:value="0.062">
                <text:p>0.06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49">
                <text:p>0.049</text:p>
              </table:table-cell>
              <table:table-cell office:value-type="float" office:value="0.065">
                <text:p>0.065</text:p>
              </table:table-cell>
              <table:table-cell office:value-type="float" office:value="0.049">
                <text:p>0.04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48">
                <text:p>0.048</text:p>
              </table:table-cell>
              <table:table-cell office:value-type="float" office:value="0.056">
                <text:p>0.056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42">
                <text:p>0.04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39">
                <text:p>0.039</text:p>
              </table:table-cell>
              <table:table-cell office:value-type="float" office:value="0.042">
                <text:p>0.042</text:p>
              </table:table-cell>
              <table:table-cell office:value-type="float" office:value="0.045">
                <text:p>0.04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4">
                <text:p>0.04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8">
                <text:p>0.048</text:p>
              </table:table-cell>
              <table:table-cell office:value-type="float" office:value="0.04">
                <text:p>0.04</text:p>
              </table:table-cell>
              <table:table-cell office:value-type="float" office:value="0.043">
                <text:p>0.043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bar" chart:style-name="ch1">
        <chart:title svg:x="14.35cm" svg:y="0.44cm" chart:style-name="ch2">
          <text:p>Relation</text:p>
        </chart:title>
        <chart:legend chart:legend-position="end" svg:x="28.985cm" svg:y="6.574cm" style:legend-expansion="high" chart:style-name="ch3"/>
        <chart:plot-area chart:style-name="ch4" table:cell-range-address="Sheet1.A6:Sheet1.A32 Sheet1.B1:Sheet1.B1 Sheet1.D6:Sheet1.D32 Sheet1.E1:Sheet1.E1 Sheet1.G6:Sheet1.G32 Sheet1.H1:Sheet1.H1 Sheet1.J6:Sheet1.J32 Sheet1.K1:Sheet1.K1 Sheet1.M6:Sheet1.M32" chart:data-source-has-labels="both" svg:x="1.62cm" svg:y="1.549cm" svg:width="26.756cm" svg:height="12.407cm">
          <chartooo:coordinate-region svg:x="2.427cm" svg:y="1.749cm" svg:width="25.949cm" svg:height="11.56cm"/>
          <chart:axis chart:dimension="x" chart:name="primary-x" chart:style-name="ch5" chartooo:axis-type="auto">
            <chartooo:date-scale/>
            <chart:title svg:x="14.213cm" svg:y="14.26cm" chart:style-name="ch6">
              <text:p>block step</text:p>
            </chart:title>
            <chart:categories table:cell-range-address="Sheet1.A6:Sheet1.A32"/>
          </chart:axis>
          <chart:axis chart:dimension="y" chart:name="primary-y" chart:style-name="ch7">
            <chart:title svg:x="0.451cm" svg:y="7.955cm" chart:style-name="ch8">
              <text:p>%</text:p>
            </chart:title>
            <chart:grid chart:style-name="ch9" chart:class="major"/>
          </chart:axis>
          <chart:series chart:style-name="ch10" chart:values-cell-range-address="Sheet1.D6:Sheet1.D32" chart:label-cell-address="Sheet1.B1:Sheet1.B1" chart:class="chart:bar">
            <chart:data-point chart:repeated="27"/>
          </chart:series>
          <chart:series chart:style-name="ch11" chart:values-cell-range-address="Sheet1.G6:Sheet1.G32" chart:label-cell-address="Sheet1.E1:Sheet1.E1" chart:class="chart:bar">
            <chart:data-point chart:repeated="27"/>
          </chart:series>
          <chart:series chart:style-name="ch12" chart:values-cell-range-address="Sheet1.J6:Sheet1.J32" chart:label-cell-address="Sheet1.H1:Sheet1.H1" chart:class="chart:bar">
            <chart:data-point chart:repeated="27"/>
          </chart:series>
          <chart:series chart:style-name="ch13" chart:values-cell-range-address="Sheet1.M6:Sheet1.M32" chart:label-cell-address="Sheet1.K1:Sheet1.K1" chart:class="chart:bar">
            <chart:data-point chart:repeated="2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7</text:p>
                <draw:g>
                  <svg:desc>Sheet1.B1:Sheet1.B1</svg:desc>
                </draw:g>
              </table:table-cell>
              <table:table-cell office:value-type="string">
                <text:p>bs9</text:p>
                <draw:g>
                  <svg:desc>Sheet1.E1:Sheet1.E1</svg:desc>
                </draw:g>
              </table:table-cell>
              <table:table-cell office:value-type="string">
                <text:p>bs11</text:p>
                <draw:g>
                  <svg:desc>Sheet1.H1:Sheet1.H1</svg:desc>
                </draw:g>
              </table:table-cell>
              <table:table-cell office:value-type="string">
                <text:p>bs13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6:Sheet1.A32</svg:desc>
                </draw:g>
              </table:table-cell>
              <table:table-cell office:value-type="float" office:value="16.6187050359712">
                <text:p>16.6187050359712</text:p>
                <draw:g>
                  <svg:desc>Sheet1.D6:Sheet1.D32</svg:desc>
                </draw:g>
              </table:table-cell>
              <table:table-cell office:value-type="float" office:value="10.2098273572377">
                <text:p>10.2098273572377</text:p>
                <draw:g>
                  <svg:desc>Sheet1.G6:Sheet1.G32</svg:desc>
                </draw:g>
              </table:table-cell>
              <table:table-cell office:value-type="float" office:value="6.20132214876951">
                <text:p>6.20132214876951</text:p>
                <draw:g>
                  <svg:desc>Sheet1.J6:Sheet1.J32</svg:desc>
                </draw:g>
              </table:table-cell>
              <table:table-cell office:value-type="float" office:value="4.76664246978949">
                <text:p>4.76664246978949</text:p>
                <draw:g>
                  <svg:desc>Sheet1.M6:Sheet1.M3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.3378378378378">
                <text:p>25.3378378378378</text:p>
              </table:table-cell>
              <table:table-cell office:value-type="float" office:value="14.1669814884775">
                <text:p>14.1669814884775</text:p>
              </table:table-cell>
              <table:table-cell office:value-type="float" office:value="10.387811634349">
                <text:p>10.387811634349</text:p>
              </table:table-cell>
              <table:table-cell office:value-type="float" office:value="8.30370014416146">
                <text:p>8.3037001441614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9.4925373134328">
                <text:p>39.4925373134328</text:p>
              </table:table-cell>
              <table:table-cell office:value-type="float" office:value="21.4140127388535">
                <text:p>21.4140127388535</text:p>
              </table:table-cell>
              <table:table-cell office:value-type="float" office:value="12.9407236335643">
                <text:p>12.9407236335643</text:p>
              </table:table-cell>
              <table:table-cell office:value-type="float" office:value="10.7595476850864">
                <text:p>10.75954768508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9.9075500770416">
                <text:p>59.9075500770416</text:p>
              </table:table-cell>
              <table:table-cell office:value-type="float" office:value="34.5394736842105">
                <text:p>34.5394736842105</text:p>
              </table:table-cell>
              <table:table-cell office:value-type="float" office:value="20.9282460136674">
                <text:p>20.9282460136674</text:p>
              </table:table-cell>
              <table:table-cell office:value-type="float" office:value="13.9733840304183">
                <text:p>13.97338403041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0.8227848101266">
                <text:p>60.8227848101266</text:p>
              </table:table-cell>
              <table:table-cell office:value-type="float" office:value="35.0303766707169">
                <text:p>35.0303766707169</text:p>
              </table:table-cell>
              <table:table-cell office:value-type="float" office:value="21.2767527675277">
                <text:p>21.2767527675277</text:p>
              </table:table-cell>
              <table:table-cell office:value-type="float" office:value="18.9795918367347">
                <text:p>18.979591836734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5.3846153846154">
                <text:p>75.3846153846154</text:p>
              </table:table-cell>
              <table:table-cell office:value-type="float" office:value="62.4857142857143">
                <text:p>62.4857142857143</text:p>
              </table:table-cell>
              <table:table-cell office:value-type="float" office:value="39.6195652173913">
                <text:p>39.6195652173913</text:p>
              </table:table-cell>
              <table:table-cell office:value-type="float" office:value="26.8343558282209">
                <text:p>26.83435582822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.267379679144">
                <text:p>100.267379679144</text:p>
              </table:table-cell>
              <table:table-cell office:value-type="float" office:value="62.2923588039867">
                <text:p>62.2923588039867</text:p>
              </table:table-cell>
              <table:table-cell office:value-type="float" office:value="39.8089171974522">
                <text:p>39.8089171974522</text:p>
              </table:table-cell>
              <table:table-cell office:value-type="float" office:value="26.8740279937792">
                <text:p>26.874027993779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3.6774193548387">
                <text:p>93.6774193548387</text:p>
              </table:table-cell>
              <table:table-cell office:value-type="float" office:value="60.5">
                <text:p>60.5</text:p>
              </table:table-cell>
              <table:table-cell office:value-type="float" office:value="38.311345646438">
                <text:p>38.311345646438</text:p>
              </table:table-cell>
              <table:table-cell office:value-type="float" office:value="26.9387755102041">
                <text:p>26.93877551020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2.5174825174825">
                <text:p>92.5174825174825</text:p>
              </table:table-cell>
              <table:table-cell office:value-type="float" office:value="59.4059405940594">
                <text:p>59.4059405940594</text:p>
              </table:table-cell>
              <table:table-cell office:value-type="float" office:value="38.5852090032154">
                <text:p>38.5852090032154</text:p>
              </table:table-cell>
              <table:table-cell office:value-type="float" office:value="39.7350993377483">
                <text:p>39.73509933774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0.25">
                <text:p>90.25</text:p>
              </table:table-cell>
              <table:table-cell office:value-type="float" office:value="80.8208955223881">
                <text:p>80.8208955223881</text:p>
              </table:table-cell>
              <table:table-cell office:value-type="float" office:value="84.609375">
                <text:p>84.609375</text:p>
              </table:table-cell>
              <table:table-cell office:value-type="float" office:value="62.9651162790698">
                <text:p>62.965116279069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5.074626865672">
                <text:p>145.074626865672</text:p>
              </table:table-cell>
              <table:table-cell office:value-type="float" office:value="104.457831325301">
                <text:p>104.457831325301</text:p>
              </table:table-cell>
              <table:table-cell office:value-type="float" office:value="72.8571428571429">
                <text:p>72.8571428571429</text:p>
              </table:table-cell>
              <table:table-cell office:value-type="float" office:value="59.7931034482759">
                <text:p>59.793103448275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5.901639344262">
                <text:p>125.901639344262</text:p>
              </table:table-cell>
              <table:table-cell office:value-type="float" office:value="99.7402597402597">
                <text:p>99.7402597402597</text:p>
              </table:table-cell>
              <table:table-cell office:value-type="float" office:value="75.2941176470588">
                <text:p>75.2941176470588</text:p>
              </table:table-cell>
              <table:table-cell office:value-type="float" office:value="58.1818181818182">
                <text:p>58.18181818181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2.5">
                <text:p>112.5</text:p>
              </table:table-cell>
              <table:table-cell office:value-type="float" office:value="92.4657534246576">
                <text:p>92.4657534246576</text:p>
              </table:table-cell>
              <table:table-cell office:value-type="float" office:value="71.0526315789474">
                <text:p>71.0526315789474</text:p>
              </table:table-cell>
              <table:table-cell office:value-type="float" office:value="55.327868852459">
                <text:p>55.32786885245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86.4705882352941">
                <text:p>86.4705882352941</text:p>
              </table:table-cell>
              <table:table-cell office:value-type="float" office:value="68.3720930232558">
                <text:p>68.3720930232558</text:p>
              </table:table-cell>
              <table:table-cell office:value-type="float" office:value="53.9449541284404">
                <text:p>53.944954128440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6.909090909091">
                <text:p>106.909090909091</text:p>
              </table:table-cell>
              <table:table-cell office:value-type="float" office:value="80.4761904761905">
                <text:p>80.4761904761905</text:p>
              </table:table-cell>
              <table:table-cell office:value-type="float" office:value="63.375">
                <text:p>63.375</text:p>
              </table:table-cell>
              <table:table-cell office:value-type="float" office:value="51.734693877551">
                <text:p>51.73469387755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5.6603773584906">
                <text:p>95.6603773584906</text:p>
              </table:table-cell>
              <table:table-cell office:value-type="float" office:value="80.4761904761905">
                <text:p>80.4761904761905</text:p>
              </table:table-cell>
              <table:table-cell office:value-type="float" office:value="60.3571428571429">
                <text:p>60.3571428571429</text:p>
              </table:table-cell>
              <table:table-cell office:value-type="float" office:value="51.734693877551">
                <text:p>51.7346938775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4.7058823529412">
                <text:p>84.7058823529412</text:p>
              </table:table-cell>
              <table:table-cell office:value-type="float" office:value="73.2203389830508">
                <text:p>73.2203389830508</text:p>
              </table:table-cell>
              <table:table-cell office:value-type="float" office:value="59.1780821917808">
                <text:p>59.17808219178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4.7058823529412">
                <text:p>84.7058823529412</text:p>
              </table:table-cell>
              <table:table-cell office:value-type="float" office:value="64.8214285714286">
                <text:p>64.8214285714286</text:p>
              </table:table-cell>
              <table:table-cell office:value-type="float" office:value="54.1791044776119">
                <text:p>54.1791044776119</text:p>
              </table:table-cell>
              <table:table-cell office:value-type="float" office:value="44.8148148148148">
                <text:p>44.814814814814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0.5">
                <text:p>60.5</text:p>
              </table:table-cell>
              <table:table-cell office:value-type="float" office:value="64.8214285714286">
                <text:p>64.8214285714286</text:p>
              </table:table-cell>
              <table:table-cell office:value-type="float" office:value="54.1791044776119">
                <text:p>54.1791044776119</text:p>
              </table:table-cell>
              <table:table-cell office:value-type="float" office:value="44.8148148148148">
                <text:p>44.814814814814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56.6037735849057">
                <text:p>56.6037735849057</text:p>
              </table:table-cell>
              <table:table-cell office:value-type="float" office:value="48.3870967741936">
                <text:p>48.3870967741936</text:p>
              </table:table-cell>
              <table:table-cell office:value-type="float" office:value="39.4736842105263">
                <text:p>39.473684210526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2.5">
                <text:p>62.5</text:p>
              </table:table-cell>
              <table:table-cell office:value-type="float" office:value="57.6923076923077">
                <text:p>57.6923076923077</text:p>
              </table:table-cell>
              <table:table-cell office:value-type="float" office:value="48.3870967741936">
                <text:p>48.3870967741936</text:p>
              </table:table-cell>
              <table:table-cell office:value-type="float" office:value="56.6037735849057">
                <text:p>56.603773584905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1.2244897959184">
                <text:p>61.2244897959184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61.2244897959184">
                <text:p>61.2244897959184</text:p>
              </table:table-cell>
              <table:table-cell office:value-type="float" office:value="62.3076923076923">
                <text:p>62.307692307692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0.625">
                <text:p>50.625</text:p>
              </table:table-cell>
              <table:table-cell office:value-type="float" office:value="43.3928571428571">
                <text:p>43.3928571428571</text:p>
              </table:table-cell>
              <table:table-cell office:value-type="float" office:value="62.3076923076923">
                <text:p>62.3076923076923</text:p>
              </table:table-cell>
              <table:table-cell office:value-type="float" office:value="62.3076923076923">
                <text:p>62.307692307692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7.8571428571429">
                <text:p>57.8571428571429</text:p>
              </table:table-cell>
              <table:table-cell office:value-type="float" office:value="60.75">
                <text:p>60.75</text:p>
              </table:table-cell>
              <table:table-cell office:value-type="float" office:value="60.75">
                <text:p>60.75</text:p>
              </table:table-cell>
              <table:table-cell office:value-type="float" office:value="46.7307692307692">
                <text:p>46.730769230769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2.3076923076923">
                <text:p>62.3076923076923</text:p>
              </table:table-cell>
              <table:table-cell office:value-type="float" office:value="45.7142857142857">
                <text:p>45.7142857142857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49.2307692307692">
                <text:p>49.2307692307692</text:p>
              </table:table-cell>
              <table:table-cell office:value-type="float" office:value="49.2307692307692">
                <text:p>49.2307692307692</text:p>
              </table:table-cell>
              <table:table-cell office:value-type="float" office:value="49.2307692307692">
                <text:p>49.23076923076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44.6511627906977">
                <text:p>44.6511627906977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